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9c4f7" officeooo:paragraph-rsid="0019c4f7" style:font-size-asian="16pt" style:font-size-complex="16pt"/>
    </style:style>
    <style:style style:name="P2" style:family="paragraph" style:parent-style-name="Standard">
      <style:text-properties fo:font-size="16pt" officeooo:rsid="001d5968" officeooo:paragraph-rsid="001d5968" style:font-size-asian="16pt" style:font-size-complex="16pt"/>
    </style:style>
    <style:style style:name="P3" style:family="paragraph" style:parent-style-name="Standard">
      <style:text-properties fo:color="#ce181e" fo:font-size="16pt" officeooo:rsid="0019c4f7" officeooo:paragraph-rsid="0019c4f7" style:font-size-asian="16pt" style:font-size-complex="16pt"/>
    </style:style>
    <style:style style:name="P4" style:family="paragraph" style:parent-style-name="Standard">
      <style:text-properties fo:color="#ce181e" fo:font-size="16pt" officeooo:rsid="001d445d" officeooo:paragraph-rsid="001d445d" style:font-size-asian="16pt" style:font-size-complex="16pt"/>
    </style:style>
    <style:style style:name="P5" style:family="paragraph" style:parent-style-name="Preformatted_20_Text">
      <loext:graphic-properties draw:fill="solid" draw:fill-color="#f9f5d7" draw:opacity="100%"/>
      <style:paragraph-properties fo:background-color="#f9f5d7"/>
      <style:text-properties fo:color="#282828" style:font-name="JetBrains Mono" fo:font-size="9.80000019073486pt"/>
    </style:style>
    <style:style style:name="P6" style:family="paragraph" style:parent-style-name="Preformatted_20_Text">
      <style:text-properties fo:color="#282828" style:font-name="JetBrains Mono" fo:font-size="9.80000019073486pt" officeooo:rsid="0019c4f7" officeooo:paragraph-rsid="0019c4f7" style:font-size-asian="16pt" style:font-size-complex="16pt"/>
    </style:style>
    <style:style style:name="P7" style:family="paragraph" style:parent-style-name="Preformatted_20_Text">
      <style:text-properties fo:color="#282828" style:font-name="JetBrains Mono" fo:font-size="9.80000019073486pt" officeooo:rsid="001d445d" officeooo:paragraph-rsid="001d445d" style:font-size-asian="16pt" style:font-size-complex="16pt"/>
    </style:style>
    <style:style style:name="P8" style:family="paragraph" style:parent-style-name="Preformatted_20_Text">
      <style:text-properties fo:color="#282828" style:font-name="JetBrains Mono" fo:font-size="9.80000019073486pt" officeooo:rsid="001d5968" officeooo:paragraph-rsid="001d5968" style:font-size-asian="16pt" style:font-size-complex="16pt"/>
    </style:style>
    <style:style style:name="P9" style:family="paragraph" style:parent-style-name="Preformatted_20_Text">
      <loext:graphic-properties draw:fill="solid" draw:fill-color="#f9f5d7" draw:opacity="100%"/>
      <style:paragraph-properties fo:background-color="#f9f5d7"/>
      <style:text-properties fo:color="#282828"/>
    </style:style>
    <style:style style:name="P10" style:family="paragraph" style:parent-style-name="Preformatted_20_Text">
      <loext:graphic-properties draw:fill="solid" draw:fill-color="#f9f5d7" draw:opacity="100%"/>
      <style:paragraph-properties fo:background-color="#f9f5d7"/>
      <style:text-properties fo:color="#928374" style:font-name="JetBrains Mono" fo:font-size="9.80000019073486pt" fo:font-style="italic"/>
    </style:style>
    <style:style style:name="P11" style:family="paragraph" style:parent-style-name="Preformatted_20_Text">
      <style:text-properties fo:color="#928374" style:font-name="JetBrains Mono" fo:font-size="9.80000019073486pt" fo:font-style="italic" officeooo:rsid="0019c4f7" officeooo:paragraph-rsid="0019c4f7" style:font-size-asian="16pt" style:font-size-complex="16pt"/>
    </style:style>
    <style:style style:name="P12" style:family="paragraph" style:parent-style-name="Preformatted_20_Text">
      <loext:graphic-properties draw:fill="solid" draw:fill-color="#f9f5d7" draw:opacity="100%"/>
      <style:paragraph-properties fo:margin-top="0cm" fo:margin-bottom="0.499cm" loext:contextual-spacing="false" fo:background-color="#f9f5d7"/>
      <style:text-properties fo:color="#282828" style:font-name="JetBrains Mono" fo:font-size="9.80000019073486pt"/>
    </style:style>
    <style:style style:name="T1" style:family="text">
      <style:text-properties fo:color="#9d0006"/>
    </style:style>
    <style:style style:name="T2" style:family="text">
      <style:text-properties fo:color="#9d0006" style:font-name="JetBrains Mono" fo:font-size="9.80000019073486pt"/>
    </style:style>
    <style:style style:name="T3" style:family="text">
      <style:text-properties fo:color="#689d6a"/>
    </style:style>
    <style:style style:name="T4" style:family="text">
      <style:text-properties fo:color="#076678"/>
    </style:style>
    <style:style style:name="T5" style:family="text">
      <style:text-properties fo:color="#076678" style:font-name="JetBrains Mono" fo:font-size="9.80000019073486pt"/>
    </style:style>
    <style:style style:name="T6" style:family="text">
      <style:text-properties fo:color="#3c3836"/>
    </style:style>
    <style:style style:name="T7" style:family="text">
      <style:text-properties fo:color="#3c3836" style:font-name="JetBrains Mono" fo:font-size="9.80000019073486pt"/>
    </style:style>
    <style:style style:name="T8" style:family="text">
      <style:text-properties style:font-name="JetBrains Mono" fo:font-size="9.80000019073486pt"/>
    </style:style>
    <style:style style:name="T9" style:family="text">
      <style:text-properties fo:color="#af3a03"/>
    </style:style>
    <style:style style:name="T10" style:family="text">
      <style:text-properties fo:color="#af3a03" style:font-name="JetBrains Mono" fo:font-size="9.80000019073486pt"/>
    </style:style>
    <style:style style:name="T11" style:family="text">
      <style:text-properties fo:color="#8f3f71"/>
    </style:style>
    <style:style style:name="T12" style:family="text">
      <style:text-properties fo:color="#8f3f71" style:font-name="JetBrains Mono" fo:font-size="9.80000019073486pt"/>
    </style:style>
    <style:style style:name="T13" style:family="text">
      <style:text-properties fo:color="#7974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rite a program that takes an input n and calculate n+,nn+,nnn+</text:p>
      <text:p text:style-name="P3">code</text:p>
      <text:p text:style-name="P6"><text:span text:style-name="T1">def </text:span><text:span text:style-name="T3">Series</text:span>(<text:span text:style-name="T4">n</text:span><text:span text:style-name="T6">, </text:span><text:span text:style-name="T4">m</text:span>)<text:span text:style-name="T6">:</text:span></text:p>
      <text:p text:style-name="P9"><text:span text:style-name="T6"><text:s text:c="4"/></text:span><text:span text:style-name="T8">str_n </text:span><text:span text:style-name="T7">= </text:span><text:span text:style-name="T10">str</text:span><text:span text:style-name="T8">(</text:span><text:span text:style-name="T5">n</text:span><text:span text:style-name="T8">)</text:span></text:p>
      <text:p text:style-name="P9"><text:s text:c="4"/><text:span text:style-name="T8">sums </text:span><text:span text:style-name="T7">= </text:span><text:span text:style-name="T5">n</text:span></text:p>
      <text:p text:style-name="P9"><text:span text:style-name="T4"><text:s text:c="4"/></text:span><text:span text:style-name="T8">sum_str </text:span><text:span text:style-name="T7">= </text:span><text:span text:style-name="T10">str</text:span><text:span text:style-name="T8">(</text:span><text:span text:style-name="T5">n</text:span><text:span text:style-name="T8">)</text:span></text:p>
      <text:p text:style-name="P9"><text:s text:c="4"/><text:span text:style-name="T2">for </text:span><text:span text:style-name="T8">i </text:span><text:span text:style-name="T2">in </text:span><text:span text:style-name="T10">range</text:span><text:span text:style-name="T8">(</text:span><text:span text:style-name="T12">1</text:span><text:span text:style-name="T7">, </text:span><text:span text:style-name="T5">m</text:span><text:span text:style-name="T8">)</text:span><text:span text:style-name="T7">:</text:span></text:p>
      <text:p text:style-name="P9"><text:span text:style-name="T6"><text:s text:c="8"/></text:span><text:span text:style-name="T8">sum_str </text:span><text:span text:style-name="T7">= </text:span><text:span text:style-name="T8">sum_str </text:span><text:span text:style-name="T7">+ </text:span><text:span text:style-name="T8">str_n</text:span></text:p>
      <text:p text:style-name="P9"><text:s text:c="8"/><text:span text:style-name="T8">sums </text:span><text:span text:style-name="T7">= </text:span><text:span text:style-name="T8">sums </text:span><text:span text:style-name="T7">+ </text:span><text:span text:style-name="T10">int</text:span><text:span text:style-name="T8">(sum_str)</text:span></text:p>
      <text:p text:style-name="P9"><text:s text:c="4"/><text:span text:style-name="T2">return </text:span><text:span text:style-name="T8">sums</text:span></text:p>
      <text:p text:style-name="P5">n <text:span text:style-name="T6">= </text:span><text:span text:style-name="T11">2</text:span></text:p>
      <text:p text:style-name="P5">m <text:span text:style-name="T6">= </text:span><text:span text:style-name="T11">5</text:span></text:p>
      <text:p text:style-name="P5">total <text:span text:style-name="T6">= </text:span>Series(n<text:span text:style-name="T6">, </text:span>m)</text:p>
      <text:p text:style-name="P12"><text:span text:style-name="T9">print</text:span>(total)</text:p>
      <text:p text:style-name="P3"/>
      <text:p text:style-name="P3"/>
      <text:p text:style-name="P1"/>
      <text:p text:style-name="P1">2.write a python program to find the largest number from a list</text:p>
      <text:p text:style-name="P4">code</text:p>
      <text:p text:style-name="P7">list1 <text:span text:style-name="T6">= </text:span>[<text:span text:style-name="T11">10</text:span><text:span text:style-name="T6">, </text:span><text:span text:style-name="T11">20</text:span><text:span text:style-name="T6">, </text:span><text:span text:style-name="T11">4</text:span><text:span text:style-name="T6">, </text:span><text:span text:style-name="T11">45</text:span><text:span text:style-name="T6">, </text:span><text:span text:style-name="T11">99</text:span>]</text:p>
      <text:p text:style-name="P5">list1<text:span text:style-name="T6">.</text:span>sort()</text:p>
      <text:p text:style-name="P12"><text:span text:style-name="T9">print</text:span>(<text:span text:style-name="T13">"Largest element is:"</text:span><text:span text:style-name="T6">, </text:span>list1[<text:span text:style-name="T6">-</text:span><text:span text:style-name="T11">1</text:span>])</text:p>
      <text:p text:style-name="P4"/>
      <text:p text:style-name="P1"/>
      <text:p text:style-name="P1">3.write a python program to copy a list</text:p>
      <text:p text:style-name="P4">code</text:p>
      <text:p text:style-name="P7"><text:span text:style-name="T1">def </text:span><text:span text:style-name="T3">Cloning</text:span>(<text:span text:style-name="T4">li1</text:span>)<text:span text:style-name="T6">:</text:span></text:p>
      <text:p text:style-name="P9"><text:span text:style-name="T6"><text:s text:c="4"/></text:span><text:span text:style-name="T8">li_copy </text:span><text:span text:style-name="T7">= </text:span><text:span text:style-name="T5">li1</text:span><text:span text:style-name="T8">[</text:span><text:span text:style-name="T7">:</text:span><text:span text:style-name="T8">]</text:span></text:p>
      <text:p text:style-name="P9"><text:s text:c="4"/><text:span text:style-name="T2">return </text:span><text:span text:style-name="T8">li_copy</text:span></text:p>
      <text:p text:style-name="P5">li1 <text:span text:style-name="T6">= </text:span>[<text:span text:style-name="T11">4</text:span><text:span text:style-name="T6">, </text:span><text:span text:style-name="T11">8</text:span><text:span text:style-name="T6">, </text:span><text:span text:style-name="T11">2</text:span><text:span text:style-name="T6">, </text:span><text:span text:style-name="T11">10</text:span><text:span text:style-name="T6">, </text:span><text:span text:style-name="T11">15</text:span><text:span text:style-name="T6">, </text:span><text:span text:style-name="T11">18</text:span>]</text:p>
      <text:p text:style-name="P5">li2 <text:span text:style-name="T6">= </text:span>Cloning(li1)</text:p>
      <text:p text:style-name="P5"><text:span text:style-name="T9">print</text:span>(<text:span text:style-name="T13">"Original List:"</text:span><text:span text:style-name="T6">, </text:span>li1)</text:p>
      <text:p text:style-name="P12"><text:span text:style-name="T9">print</text:span>(<text:span text:style-name="T13">"After Cloning:"</text:span><text:span text:style-name="T6">, </text:span>li2)</text:p>
      <text:p text:style-name="P4"/>
      <text:p text:style-name="P4"/>
      <text:p text:style-name="P1">4.write a python program to shuffle and print a list</text:p>
      <text:p text:style-name="P6"><text:span text:style-name="T1">import </text:span>random</text:p>
      <text:p text:style-name="P5">test_list <text:span text:style-name="T6">= </text:span>[<text:span text:style-name="T11">1</text:span><text:span text:style-name="T6">, </text:span><text:span text:style-name="T11">4</text:span><text:span text:style-name="T6">, </text:span><text:span text:style-name="T11">5</text:span><text:span text:style-name="T6">, </text:span><text:span text:style-name="T11">6</text:span><text:span text:style-name="T6">, </text:span><text:span text:style-name="T11">3</text:span>]</text:p>
      <text:p text:style-name="P5"><text:span text:style-name="T9">print </text:span>(<text:span text:style-name="T13">"The original list is : " </text:span><text:span text:style-name="T6">+ </text:span><text:span text:style-name="T9">str</text:span>(test_list))</text:p>
      <text:p text:style-name="P5">random<text:span text:style-name="T6">.</text:span>shuffle(test_list)</text:p>
      <text:p text:style-name="P12"><text:span text:style-name="T9">print </text:span>(<text:span text:style-name="T13">"The shuffled list is : " </text:span><text:span text:style-name="T6">+ </text:span><text:span text:style-name="T9">str</text:span>(test_list))</text:p>
      <text:p text:style-name="P1"/>
      <text:p text:style-name="P1"/>
      <text:p text:style-name="P1">5.write apython program to sort dictionsary by value</text:p>
      <text:p text:style-name="P8">dt <text:span text:style-name="T6">= </text:span>{<text:span text:style-name="T11">5</text:span><text:span text:style-name="T6">:</text:span><text:span text:style-name="T11">4</text:span><text:span text:style-name="T6">, </text:span><text:span text:style-name="T11">1</text:span><text:span text:style-name="T6">:</text:span><text:span text:style-name="T11">6</text:span><text:span text:style-name="T6">, </text:span><text:span text:style-name="T11">6</text:span><text:span text:style-name="T6">:</text:span><text:span text:style-name="T11">3</text:span>}</text:p>
      <text:p text:style-name="P5">sorted_dt <text:span text:style-name="T6">= </text:span>{key<text:span text:style-name="T6">: </text:span>value <text:span text:style-name="T1">for </text:span>key<text:span text:style-name="T6">, </text:span>value <text:span text:style-name="T1">in </text:span><text:span text:style-name="T9">sorted</text:span>(dt<text:span text:style-name="T6">.</text:span>items()<text:span text:style-name="T6">, </text:span>key<text:span text:style-name="T6">=</text:span><text:span text:style-name="T1">lambda </text:span>item<text:span text:style-name="T6">: </text:span>item[<text:span text:style-name="T11">1</text:span>])}</text:p>
      <text:p text:style-name="P12"><text:span text:style-name="T9">print</text:span>(sorted_dt)</text:p>
      <text:p text:style-name="P2"/>
      <text:p text:style-name="P1"><text:soft-page-break/></text:p>
      <text:p text:style-name="P1">6.write a python program to add key to dictionary</text:p>
      <text:p text:style-name="P6">key<text:span text:style-name="T6">=</text:span><text:span text:style-name="T9">int</text:span>(<text:span text:style-name="T9">input</text:span>(<text:span text:style-name="T13">"Enter the key (int) to be added:"</text:span>))</text:p>
      <text:p text:style-name="P5">value<text:span text:style-name="T6">=</text:span><text:span text:style-name="T9">int</text:span>(<text:span text:style-name="T9">input</text:span>(<text:span text:style-name="T13">"Enter the value for the key to be added:"</text:span>))</text:p>
      <text:p text:style-name="P5">d<text:span text:style-name="T6">=</text:span>{}</text:p>
      <text:p text:style-name="P5">d<text:span text:style-name="T6">.</text:span>update({key<text:span text:style-name="T6">:</text:span>value})</text:p>
      <text:p text:style-name="P5"><text:span text:style-name="T9">print</text:span>(<text:span text:style-name="T13">"Updated dictionary is:"</text:span>)</text:p>
      <text:p text:style-name="P12"><text:span text:style-name="T9">print</text:span>(d)</text:p>
      <text:p text:style-name="P1"/>
      <text:p text:style-name="P1">7.write a python program to merge two dictionary</text:p>
      <text:p text:style-name="P11"># Python code to merge dict using a single</text:p>
      <text:p text:style-name="P10"># expression</text:p>
      <text:p text:style-name="P5"><text:span text:style-name="T1">def </text:span><text:span text:style-name="T3">Merge</text:span>(<text:span text:style-name="T4">dict1</text:span><text:span text:style-name="T6">, </text:span><text:span text:style-name="T4">dict2</text:span>)<text:span text:style-name="T6">:</text:span></text:p>
      <text:p text:style-name="P9"><text:span text:style-name="T6"><text:s text:c="4"/></text:span><text:span text:style-name="T8">res </text:span><text:span text:style-name="T7">= </text:span><text:span text:style-name="T8">{</text:span><text:span text:style-name="T7">**</text:span><text:span text:style-name="T5">dict1</text:span><text:span text:style-name="T7">, **</text:span><text:span text:style-name="T5">dict2</text:span><text:span text:style-name="T8">}</text:span></text:p>
      <text:p text:style-name="P9"><text:s text:c="4"/><text:span text:style-name="T2">return </text:span><text:span text:style-name="T8">res</text:span></text:p>
      <text:p text:style-name="P10"># Driver code</text:p>
      <text:p text:style-name="P5">dict1 <text:span text:style-name="T6">= </text:span>{<text:span text:style-name="T13">'a'</text:span><text:span text:style-name="T6">: </text:span><text:span text:style-name="T11">10</text:span><text:span text:style-name="T6">, </text:span><text:span text:style-name="T13">'b'</text:span><text:span text:style-name="T6">: </text:span><text:span text:style-name="T11">8</text:span>}</text:p>
      <text:p text:style-name="P5">dict2 <text:span text:style-name="T6">= </text:span>{<text:span text:style-name="T13">'d'</text:span><text:span text:style-name="T6">: </text:span><text:span text:style-name="T11">6</text:span><text:span text:style-name="T6">, </text:span><text:span text:style-name="T13">'c'</text:span><text:span text:style-name="T6">: </text:span><text:span text:style-name="T11">4</text:span>}</text:p>
      <text:p text:style-name="P5">dict3 <text:span text:style-name="T6">= </text:span>Merge(dict1<text:span text:style-name="T6">, </text:span>dict2)</text:p>
      <text:p text:style-name="P12"><text:span text:style-name="T9">print</text:span>(dict3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11:11:05.067016068</meta:creation-date>
    <dc:date>2021-11-18T11:37:49.970542290</dc:date>
    <meta:editing-duration>PT6M2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56" meta:word-count="253" meta:character-count="1513" meta:non-whitespace-character-count="1264"/>
  </office:meta>
</office:document-meta>
</file>